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8c5" officeooo:paragraph-rsid="000b88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Info</text:p>
      <text:p text:style-name="P1"/>
      <text:p text:style-name="P1">en 3x3 :</text:p>
      <text:p text:style-name="P1">si jouer en premier : probabilité de victoire augmenté de 67 %</text:p>
      <text:p text:style-name="P1"/>
      <text:p text:style-name="P1"/>
      <text:p text:style-name="P1"/>
      <text:p text:style-name="P1">4x4 avec k = 3 :</text:p>
      <text:p text:style-name="P1">Il existe une stratégie gagnante qui assure la victoire dans tous les cas pour le premier joueur à jouer :</text:p>
      <text:p text:style-name="P1">mettre un symbole sur la case 1, 1 et ensuite en aligner deux entre la diagonale du centre e <text:s/>jouant 2, 2 ou la ligne en jouant 1, 2 afin d’avoir le prochain coup gagnante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4:05:17.337308565</meta:creation-date>
    <dc:date>2024-01-08T14:11:01.526616753</dc:date>
    <meta:editing-duration>PT5M44S</meta:editing-duration>
    <meta:editing-cycles>1</meta:editing-cycles>
    <meta:document-statistic meta:table-count="0" meta:image-count="0" meta:object-count="0" meta:page-count="1" meta:paragraph-count="6" meta:word-count="78" meta:character-count="374" meta:non-whitespace-character-count="301"/>
    <meta:generator>LibreOffice/7.3.7.2$Linux_X86_64 LibreOffice_project/30$Build-2</meta:generator>
  </office:meta>
</office:document-meta>
</file>